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707a8" officeooo:paragraph-rsid="000707a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707a8" officeooo:paragraph-rsid="000ffde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f3731" officeooo:paragraph-rsid="000f373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cc33f" officeooo:paragraph-rsid="001cc33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0cd409" officeooo:paragraph-rsid="000cd40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5d392" officeooo:paragraph-rsid="0015d39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cc33f" officeooo:paragraph-rsid="001cc33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ef676" officeooo:paragraph-rsid="000ffde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d4841" officeooo:paragraph-rsid="000d4841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line-height="115%"/>
    </style:style>
    <style:style style:name="P11" style:family="paragraph" style:parent-style-name="Text_20_body">
      <style:paragraph-properties fo:line-height="115%" fo:text-align="center" style:justify-single-word="false"/>
    </style:style>
    <style:style style:name="P12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07e01d"/>
    </style:style>
    <style:style style:name="T2" style:family="text">
      <style:text-properties officeooo:rsid="0009dffc"/>
    </style:style>
    <style:style style:name="T3" style:family="text">
      <style:text-properties officeooo:rsid="000aaa9a"/>
    </style:style>
    <style:style style:name="T4" style:family="text">
      <style:text-properties officeooo:rsid="000ef676"/>
    </style:style>
    <style:style style:name="T5" style:family="text">
      <style:text-properties officeooo:rsid="000ffdee"/>
    </style:style>
    <style:style style:name="T6" style:family="text">
      <style:text-properties officeooo:rsid="00102609"/>
    </style:style>
    <style:style style:name="T7" style:family="text">
      <style:text-properties officeooo:rsid="0010e02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d23f" style:font-weight-asian="normal" style:font-weight-complex="normal"/>
    </style:style>
    <style:style style:name="T10" style:family="text">
      <style:text-properties officeooo:rsid="001d44ab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222222" style:text-line-through-style="none" style:text-line-through-type="none" style:font-name="Arial" fo:font-size="15.75pt" fo:letter-spacing="normal" fo:font-style="normal" style:text-underline-style="none" fo:font-weight="bold" officeooo:rsid="001cc33f" style:text-blinking="false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59d2d5a6-028f-520f-4e8c-fa6615a82c0e"/><text:span text:style-name="T13">Aplikacja zarządzająca karetkami pogotowia</text:span></text:p>
      <text:p text:style-name="P11"><text:span text:style-name="T13"/></text:p>
      <text:p text:style-name="P12">Aplikacja posiada listę wszystkich oraz tych dostępnych karetek z lokalizacją i kolejkę oczekujących zgłoszeń. Zakładamy, że karetki stacjonują przy szpitalu.</text:p>
      <text:p text:style-name="P12">Są dwa rodzaje zgłoszeń:</text:p>
      <text:p text:style-name="P12">-te, które wymagają eskorty do szpitala</text:p>
      <text:p text:style-name="P12">-te, które jej nie wymagają(np. pierwsza pomoc na miejscu)</text:p>
      <text:p text:style-name="P13">Otrzymywanie zgłoszenia:</text:p>
      <text:p text:style-name="P12">Sprawdzamy czy lista dostępnych karetek jest niepusta.</text:p>
      <text:p text:style-name="P14"><text:span text:style-name="T11">Jeśli tak, to ściągamy pierwszą karetkę, która jest najbliżej do adresu zgłoszenia. Jeżeli najbliżej do adresu zgłoszenia jest szpital, to ściągamy pierwszą dostępną w szpitalu .<text:line-break/>Jeśli nie, zgłoszenie czeka w kolejce.</text:span></text:p>
      <text:p text:style-name="P13">Obsługa zgłoszenia:</text:p>
      <text:p text:style-name="P12">Karetka, która znajduje się przy szpitalu wyrusza na miejsce zgłoszenia(założenie jest takie, że ma pełny bak stacjonując przy szpitalu). </text:p>
      <text:p text:style-name="P15">Jeśli coś się stało po drodze(wypadek/zbyt duży korek/przebita opona itp) przekazuje zgłoszenie na pierwsze miejsc w kolejce oczekujących i szuka najkrótszej drogi z powrotem do szpitala informując centralę o ewentualnych trudnościach na drodze. W innym przypadku dojeżdża do miejsca zdarzenia i obsługuje je. </text:p>
      <text:p text:style-name="P14"><text:span text:style-name="T11">Jeśli zdarzenie wymaga eskorty do szpitala, robi to, po czym </text:span><text:span text:style-name="T12">sprawdza stan pojazdu</text:span><text:span text:style-name="T14"> </text:span><text:span text:style-name="T11">i dodaje się do listy dostępnych karetek. </text:span></text:p>
      <text:p text:style-name="P15">Jeśli nie jest potrzebna eskorta, sprawdza stan baku na miejscu, po czym sprawdza listę zgłoszeń i wyszukuje to o najbliższej lokalizacji. Jeśli to się opłaca oraz jeśli karetka posiada w tym momencie niezbędny sprzęt, obsługuje najbliższe zgłoszenie.</text:p>
      <text:p text:style-name="P15">Jest też maksymalna ilość zgłoszeń, którą karetka może obsłużyć nie wracając do szpitala(np 3). Po jej przekroczeniu karetka wraca do szpitala i ratownicy mają przerwę(zmienia się personel karetki).</text:p>
      <text:p text:style-name="P13">Sprawdzanie stanu pojazdu:</text:p>
      <text:p text:style-name="P12">Karetka sprawdza stan poziomu benzyny w baku jak i innych parametrów samochodu niezbędnych do bezpiecznej jazdy. Jeśli coś jest nie tak, jedzie na stację benzynową/do serwisu i dopiero, gdy wszystko wróci do normy wraca na listę dostępnych karetek.</text:p>
      <text:p text:style-name="P13">Zgłoszenia:</text:p>
      <text:p text:style-name="P12">Każde zgłoszenie posiada:</text:p>
      <text:p text:style-name="P12">-adres</text:p>
      <text:p text:style-name="P12">-priorytet</text:p>
      <text:p text:style-name="P12">-informację czy potrzebna jest eskorta do szpitala</text:p>
      <text:p text:style-name="P12">-informację o potrzebnym ewentualnym specjalistycznym sprzęcie, którego nie ma domyślnie w karetce</text:p>
      <text:p text:style-name="P12">-dodatkowe informacje dla ratowników(np czy została udzielona już pierwsza pomoc, jaki jest stan poszkodowanych, ogólny zarys sytuacji na miejscu zdarzenia)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3:25.653761603</meta:creation-date>
    <dc:date>2016-12-15T13:58:17.615898055</dc:date>
    <meta:editing-duration>PT53M46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319" meta:character-count="2288" meta:non-whitespace-character-count="1988"/>
  </office:meta>
</office:document-meta>
</file>